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T</text:span><text:span text:style-name="_33_7">h</text:span><text:span text:style-name="_36_5">e</text:span><text:span text:style-name="_31_"> </text:span><text:span text:style-name="_33_9">D</text:span><text:span text:style-name="_35_9">e</text:span><text:span text:style-name="_32_2">c</text:span><text:span text:style-name="_33_4">l</text:span><text:span text:style-name="_36_3">a</text:span><text:span text:style-name="_39_">r</text:span><text:span text:style-name="_34_4">a</text:span><text:span text:style-name="_36_7">t</text:span><text:span text:style-name="_32_3">i</text:span><text:span text:style-name="_33_3">o</text:span><text:span text:style-name="_36_7">n</text:span><text:span text:style-name="_31_"> </text:span><text:span text:style-name="_34_9">o</text:span><text:span text:style-name="_37_3">f</text:span><text:span text:style-name="_31_"> </text:span><text:span text:style-name="_33_2">I</text:span><text:span text:style-name="_37_5">n</text:span><text:span text:style-name="_32_5">d</text:span><text:span text:style-name="_34_3">e</text:span><text:span text:style-name="_36_5">p</text:span><text:span text:style-name="_32_4">e</text:span><text:span text:style-name="_33_5">n</text:span><text:span text:style-name="_36_5">d</text:span><text:span text:style-name="_32_0">e</text:span><text:span text:style-name="_34_3">n</text:span><text:span text:style-name="_35_8">c</text:span><text:span text:style-name="_32_2">e</text:span></text:p>
      <text:p text:style-name="P1"><text:span text:style-name="_31_8">I</text:span><text:span text:style-name="_34_0">N</text:span><text:span text:style-name="_35_1"> </text:span><text:span text:style-name="_32_4">C</text:span><text:span text:style-name="_34_7">O</text:span><text:span text:style-name="_36_5">N</text:span><text:span text:style-name="_37_">G</text:span><text:span text:style-name="_34_7">R</text:span><text:span text:style-name="_36_8">E</text:span><text:span text:style-name="_31_0">S</text:span><text:span text:style-name="_35_0">S</text:span><text:span text:style-name="_36_3">,</text:span><text:span text:style-name="_31_"> </text:span><text:span text:style-name="_34_0">J</text:span><text:span text:style-name="_36_3">u</text:span><text:span text:style-name="_32_5">l</text:span><text:span text:style-name="_33_8">y</text:span><text:span text:style-name="_35_1"> </text:span><text:span text:style-name="_31_7">4</text:span><text:span text:style-name="_33_2">,</text:span><text:span text:style-name="_35_1"> </text:span><text:span text:style-name="_31_5">1</text:span><text:span text:style-name="_34_7">7</text:span><text:span text:style-name="_36_4">7</text:span><text:span text:style-name="_37_">6</text:span><text:span text:style-name="_33_9">.</text:span></text:p>
      <text:p text:style-name="P1"><text:span text:style-name="_38_">T</text:span><text:span text:style-name="_34_4">h</text:span><text:span text:style-name="_35_9">e</text:span><text:span text:style-name="_31_"> </text:span><text:span text:style-name="_33_4">u</text:span><text:span text:style-name="_36_7">n</text:span><text:span text:style-name="_32_2">a</text:span><text:span text:style-name="_33_5">n</text:span><text:span text:style-name="_37_5">i</text:span><text:span text:style-name="_32_4">m</text:span><text:span text:style-name="_33_5">o</text:span><text:span text:style-name="_37_3">u</text:span><text:span text:style-name="_38_">s</text:span><text:span text:style-name="_32_6"> </text:span><text:span text:style-name="_36_5">D</text:span><text:span text:style-name="_32_3">e</text:span><text:span text:style-name="_33_3">c</text:span><text:span text:style-name="_36_8">l</text:span><text:span text:style-name="_38_">a</text:span><text:span text:style-name="_34_5">r</text:span><text:span text:style-name="_36_8">a</text:span><text:span text:style-name="_32_5">t</text:span><text:span text:style-name="_35_0">i</text:span><text:span text:style-name="_37_5">o</text:span><text:span text:style-name="_32_0">n</text:span><text:span text:style-name="_32_6"> </text:span><text:span text:style-name="_37_2">o</text:span><text:span text:style-name="_31_7">f</text:span><text:span text:style-name="_32_6"> </text:span><text:span text:style-name="_36_5">t</text:span><text:span text:style-name="_31_5">h</text:span><text:span text:style-name="_33_7">e</text:span><text:span text:style-name="_35_1"> </text:span><text:span text:style-name="_31_0">t</text:span><text:span text:style-name="_34_3">h</text:span><text:span text:style-name="_37_5">i</text:span><text:span text:style-name="_31_8">r</text:span><text:span text:style-name="_35_0">t</text:span><text:span text:style-name="_35_7">e</text:span><text:span text:style-name="_32_5">e</text:span><text:span text:style-name="_33_8">n</text:span><text:span text:style-name="_35_1"> </text:span><text:span text:style-name="_31_7">u</text:span><text:span text:style-name="_33_9">n</text:span><text:span text:style-name="_37_4">i</text:span><text:span text:style-name="_32_3">t</text:span><text:span text:style-name="_34_3">e</text:span><text:span text:style-name="_36_2">d</text:span><text:span text:style-name="_31_"> </text:span><text:span text:style-name="_34_9">S</text:span><text:span text:style-name="_37_4">t</text:span><text:span text:style-name="_37_">a</text:span><text:span text:style-name="_33_7">t</text:span><text:span text:style-name="_37_5">e</text:span><text:span text:style-name="_38_">s</text:span><text:span text:style-name="_32_6"> </text:span><text:span text:style-name="_37_0">o</text:span><text:span text:style-name="_31_2">f</text:span><text:span text:style-name="_32_6"> </text:span><text:span text:style-name="_36_4">A</text:span><text:span text:style-name="_31_4">m</text:span><text:span text:style-name="_33_9">e</text:span><text:span text:style-name="_36_4">r</text:span><text:span text:style-name="_31_8">i</text:span><text:span text:style-name="_34_0">c</text:span><text:span text:style-name="_36_7">a</text:span><text:span text:style-name="_31_2">,</text:span></text:p>
      <text:p text:style-name="P1"><text:span text:style-name="_31_7">W</text:span><text:span text:style-name="_34_0">h</text:span><text:span text:style-name="_35_8">e</text:span><text:span text:style-name="_32_5">n</text:span><text:span text:style-name="_32_6"> </text:span><text:span text:style-name="_36_0">i</text:span><text:span text:style-name="_31_9">n</text:span><text:span text:style-name="_32_6"> </text:span><text:span text:style-name="_37_5">t</text:span><text:span text:style-name="_32_0">h</text:span><text:span text:style-name="_33_3">e</text:span><text:span text:style-name="_35_1"> </text:span><text:span text:style-name="_37_">C</text:span><text:span text:style-name="_33_4">o</text:span><text:span text:style-name="_36_4">u</text:span><text:span text:style-name="_32_0">r</text:span><text:span text:style-name="_33_4">s</text:span><text:span text:style-name="_35_9">e</text:span><text:span text:style-name="_31_"> </text:span><text:span text:style-name="_35_0">o</text:span><text:span text:style-name="_36_9">f</text:span><text:span text:style-name="_31_"> </text:span><text:span text:style-name="_33_5">h</text:span><text:span text:style-name="_36_5">u</text:span><text:span text:style-name="_32_4">m</text:span><text:span text:style-name="_33_7">a</text:span><text:span text:style-name="_35_7">n</text:span><text:span text:style-name="_31_"> </text:span><text:span text:style-name="_33_9">e</text:span><text:span text:style-name="_36_0">v</text:span><text:span text:style-name="_32_0">e</text:span><text:span text:style-name="_34_5">n</text:span><text:span text:style-name="_36_8">t</text:span><text:span text:style-name="_31_5">s</text:span><text:span text:style-name="_34_8">,</text:span><text:span text:style-name="_35_1"> </text:span><text:span text:style-name="_32_2">i</text:span><text:span text:style-name="_33_5">t</text:span><text:span text:style-name="_35_1"> </text:span><text:span text:style-name="_32_5">b</text:span><text:span text:style-name="_34_4">e</text:span><text:span text:style-name="_36_5">c</text:span><text:span text:style-name="_39_">o</text:span><text:span text:style-name="_34_0">m</text:span><text:span text:style-name="_36_8">e</text:span><text:span text:style-name="_31_3">s</text:span><text:span text:style-name="_32_6"> </text:span><text:span text:style-name="_36_3">n</text:span><text:span text:style-name="_32_0">e</text:span><text:span text:style-name="_33_2">c</text:span><text:span text:style-name="_35_7">e</text:span><text:span text:style-name="_32_5">s</text:span><text:span text:style-name="_34_7">s</text:span><text:span text:style-name="_36_4">a</text:span><text:span text:style-name="_32_5">r</text:span><text:span text:style-name="_35_0">y</text:span><text:span text:style-name="_35_1"> </text:span><text:span text:style-name="_32_3">f</text:span><text:span text:style-name="_34_9">o</text:span><text:span text:style-name="_36_4">r</text:span><text:span text:style-name="_31_"> </text:span><text:span text:style-name="_33_4">o</text:span><text:span text:style-name="_36_3">n</text:span><text:span text:style-name="_31_2">e</text:span><text:span text:style-name="_32_6"> </text:span><text:span text:style-name="_36_2">p</text:span><text:span text:style-name="_37_">e</text:span><text:span text:style-name="_34_4">o</text:span><text:span text:style-name="_36_7">p</text:span><text:span text:style-name="_31_7">l</text:span><text:span text:style-name="_34_5">e</text:span><text:span text:style-name="_35_1"> </text:span><text:span text:style-name="_32_2">t</text:span><text:span text:style-name="_33_5">o</text:span><text:span text:style-name="_35_1"> </text:span><text:span text:style-name="_32_3">d</text:span><text:span text:style-name="_34_7">i</text:span><text:span text:style-name="_35_7">s</text:span><text:span text:style-name="_37_">s</text:span><text:span text:style-name="_34_9">o</text:span><text:span text:style-name="_35_8">l</text:span><text:span text:style-name="_38_">v</text:span><text:span text:style-name="_33_8">e</text:span><text:span text:style-name="_35_1"> </text:span><text:span text:style-name="_31_2">t</text:span><text:span text:style-name="_35_0">h</text:span><text:span text:style-name="_36_0">e</text:span><text:span text:style-name="_31_"> </text:span><text:span text:style-name="_34_0">p</text:span><text:span text:style-name="_37_3">o</text:span><text:span text:style-name="_37_">l</text:span><text:span text:style-name="_33_2">i</text:span><text:span text:style-name="_36_8">t</text:span><text:span text:style-name="_32_4">i</text:span><text:span text:style-name="_34_0">c</text:span><text:span text:style-name="_37_3">a</text:span><text:span text:style-name="_31_3">l</text:span><text:span text:style-name="_32_6"> </text:span><text:span text:style-name="_36_9">b</text:span><text:span text:style-name="_37_">a</text:span><text:span text:style-name="_33_4">n</text:span><text:span text:style-name="_35_8">d</text:span><text:span text:style-name="_31_2">s</text:span><text:span text:style-name="_32_6"> </text:span><text:span text:style-name="_37_0">w</text:span><text:span text:style-name="_32_4">h</text:span><text:span text:style-name="_34_4">i</text:span><text:span text:style-name="_35_9">c</text:span><text:span text:style-name="_38_">h</text:span><text:span text:style-name="_32_6"> </text:span><text:span text:style-name="_36_3">h</text:span><text:span text:style-name="_31_2">a</text:span><text:span text:style-name="_33_5">v</text:span><text:span text:style-name="_36_7">e</text:span><text:span text:style-name="_31_"> </text:span><text:span text:style-name="_34_0">c</text:span><text:span text:style-name="_36_9">o</text:span><text:span text:style-name="_31_8">n</text:span><text:span text:style-name="_34_3">n</text:span><text:span text:style-name="_36_7">e</text:span><text:span text:style-name="_32_5">c</text:span><text:span text:style-name="_34_7">t</text:span><text:span text:style-name="_37_5">e</text:span><text:span text:style-name="_31_4">d</text:span><text:span text:style-name="_32_6"> </text:span><text:span text:style-name="_36_0">t</text:span><text:span text:style-name="_31_9">h</text:span><text:span text:style-name="_34_4">e</text:span><text:span text:style-name="_37_4">m</text:span><text:span text:style-name="_31_"> </text:span><text:span text:style-name="_34_9">w</text:span><text:span text:style-name="_37_2">i</text:span><text:span text:style-name="_37_">t</text:span><text:span text:style-name="_34_8">h</text:span><text:span text:style-name="_35_1"> </text:span><text:span text:style-name="_32_3">a</text:span><text:span text:style-name="_34_0">n</text:span><text:span text:style-name="_35_7">o</text:span><text:span text:style-name="_32_2">t</text:span><text:span text:style-name="_34_2">h</text:span><text:span text:style-name="_37_4">e</text:span><text:span text:style-name="_31_7">r</text:span><text:span text:style-name="_33_5">,</text:span><text:span text:style-name="_35_1"> </text:span><text:span text:style-name="_31_4">a</text:span><text:span text:style-name="_33_4">n</text:span><text:span text:style-name="_36_8">d</text:span><text:span text:style-name="_31_"> </text:span><text:span text:style-name="_34_5">t</text:span><text:span text:style-name="_36_2">o</text:span><text:span text:style-name="_31_"> </text:span><text:span text:style-name="_33_8">a</text:span><text:span text:style-name="_36_5">s</text:span><text:span text:style-name="_32_4">s</text:span><text:span text:style-name="_33_3">u</text:span><text:span text:style-name="_36_5">m</text:span><text:span text:style-name="_31_5">e</text:span><text:span text:style-name="_32_6"> </text:span><text:span text:style-name="_35_8">a</text:span><text:span text:style-name="_32_3">m</text:span><text:span text:style-name="_34_9">o</text:span><text:span text:style-name="_37_0">n</text:span><text:span text:style-name="_31_3">g</text:span><text:span text:style-name="_32_6"> </text:span><text:span text:style-name="_35_9">t</text:span><text:span text:style-name="_31_4">h</text:span><text:span text:style-name="_33_5">e</text:span><text:span text:style-name="_35_1"> </text:span><text:span text:style-name="_32_0">p</text:span><text:span text:style-name="_34_3">o</text:span><text:span text:style-name="_36_2">w</text:span><text:span text:style-name="_31_2">e</text:span><text:span text:style-name="_33_8">r</text:span><text:span text:style-name="_36_0">s</text:span><text:span text:style-name="_31_"> </text:span><text:span text:style-name="_33_8">o</text:span><text:span text:style-name="_35_8">f</text:span><text:span text:style-name="_31_"> </text:span><text:span text:style-name="_34_4">t</text:span><text:span text:style-name="_36_9">h</text:span><text:span text:style-name="_37_">e</text:span><text:span text:style-name="_32_6"> </text:span><text:span text:style-name="_37_3">e</text:span><text:span text:style-name="_31_3">a</text:span><text:span text:style-name="_33_7">r</text:span><text:span text:style-name="_36_0">t</text:span><text:span text:style-name="_32_0">h</text:span><text:span text:style-name="_34_8">,</text:span><text:span text:style-name="_35_1"> </text:span><text:span text:style-name="_32_4">t</text:span><text:span text:style-name="_34_2">h</text:span><text:span text:style-name="_37_5">e</text:span><text:span text:style-name="_31_"> </text:span><text:span text:style-name="_33_9">s</text:span><text:span text:style-name="_36_0">e</text:span><text:span text:style-name="_32_4">p</text:span><text:span text:style-name="_33_4">a</text:span><text:span text:style-name="_36_3">r</text:span><text:span text:style-name="_31_3">a</text:span><text:span text:style-name="_34_0">t</text:span><text:span text:style-name="_36_8">e</text:span><text:span text:style-name="_31_"> </text:span><text:span text:style-name="_34_4">a</text:span><text:span text:style-name="_37_4">n</text:span><text:span text:style-name="_32_5">d</text:span><text:span text:style-name="_32_6"> </text:span><text:span text:style-name="_36_4">e</text:span><text:span text:style-name="_32_0">q</text:span><text:span text:style-name="_33_7">u</text:span><text:span text:style-name="_36_8">a</text:span><text:span text:style-name="_32_4">l</text:span><text:span text:style-name="_32_6"> </text:span><text:span text:style-name="_35_8">s</text:span><text:span text:style-name="_32_3">t</text:span><text:span text:style-name="_34_8">a</text:span><text:span text:style-name="_35_8">t</text:span><text:span text:style-name="_32_2">i</text:span><text:span text:style-name="_34_0">o</text:span><text:span text:style-name="_36_4">n</text:span><text:span text:style-name="_31_"> </text:span><text:span text:style-name="_33_3">t</text:span><text:span text:style-name="_37_2">o</text:span><text:span text:style-name="_31_"> </text:span><text:span text:style-name="_34_2">w</text:span><text:span text:style-name="_36_7">h</text:span><text:span text:style-name="_32_2">i</text:span><text:span text:style-name="_33_7">c</text:span><text:span text:style-name="_36_4">h</text:span><text:span text:style-name="_31_"> </text:span><text:span text:style-name="_33_3">t</text:span><text:span text:style-name="_36_2">h</text:span><text:span text:style-name="_32_3">e</text:span><text:span text:style-name="_32_6"> </text:span><text:span text:style-name="_37_2">L</text:span><text:span text:style-name="_37_">a</text:span><text:span text:style-name="_33_9">w</text:span><text:span text:style-name="_36_7">s</text:span><text:span text:style-name="_31_"> </text:span><text:span text:style-name="_33_7">o</text:span><text:span text:style-name="_36_4">f</text:span><text:span text:style-name="_31_"> </text:span><text:span text:style-name="_34_9">N</text:span><text:span text:style-name="_37_3">a</text:span><text:span text:style-name="_31_7">t</text:span><text:span text:style-name="_34_9">u</text:span><text:span text:style-name="_37_0">r</text:span><text:span text:style-name="_31_5">e</text:span><text:span text:style-name="_32_6"> </text:span><text:span text:style-name="_37_3">a</text:span><text:span text:style-name="_31_5">n</text:span><text:span text:style-name="_34_7">d</text:span><text:span text:style-name="_35_1"> </text:span><text:span text:style-name="_37_">o</text:span><text:span text:style-name="_34_2">f</text:span><text:span text:style-name="_35_1"> </text:span><text:span text:style-name="_31_2">N</text:span><text:span text:style-name="_35_0">a</text:span><text:span text:style-name="_37_3">t</text:span><text:span text:style-name="_32_0">u</text:span><text:span text:style-name="_33_5">r</text:span><text:span text:style-name="_36_9">e</text:span><text:span text:style-name="_31_2">'</text:span><text:span text:style-name="_35_0">s</text:span><text:span text:style-name="_35_1"> </text:span><text:span text:style-name="_38_">G</text:span><text:span text:style-name="_33_7">o</text:span><text:span text:style-name="_35_7">d</text:span><text:span text:style-name="_31_"> </text:span><text:span text:style-name="_34_9">e</text:span><text:span text:style-name="_37_3">n</text:span><text:span text:style-name="_31_9">t</text:span><text:span text:style-name="_34_3">i</text:span><text:span text:style-name="_37_3">t</text:span><text:span text:style-name="_31_4">l</text:span><text:span text:style-name="_34_3">e</text:span><text:span text:style-name="_35_1"> </text:span><text:span text:style-name="_32_2">t</text:span><text:span text:style-name="_33_8">h</text:span><text:span text:style-name="_37_2">e</text:span><text:span text:style-name="_31_5">m</text:span><text:span text:style-name="_33_9">,</text:span><text:span text:style-name="_35_1"> </text:span><text:span text:style-name="_39_">a</text:span><text:span text:style-name="_32_6"> </text:span><text:span text:style-name="_37_2">d</text:span><text:span text:style-name="_31_4">e</text:span><text:span text:style-name="_33_5">c</text:span><text:span text:style-name="_37_5">e</text:span><text:span text:style-name="_31_0">n</text:span><text:span text:style-name="_34_3">t</text:span><text:span text:style-name="_35_1"> </text:span><text:span text:style-name="_31_9">r</text:span><text:span text:style-name="_33_3">e</text:span><text:span text:style-name="_37_2">s</text:span><text:span text:style-name="_32_4">p</text:span><text:span text:style-name="_33_8">e</text:span><text:span text:style-name="_36_5">c</text:span><text:span text:style-name="_31_2">t</text:span><text:span text:style-name="_32_6"> </text:span><text:span text:style-name="_37_5">t</text:span><text:span text:style-name="_31_2">o</text:span><text:span text:style-name="_32_6"> </text:span><text:span text:style-name="_36_8">t</text:span><text:span text:style-name="_31_8">h</text:span><text:span text:style-name="_33_3">e</text:span><text:span text:style-name="_35_1"> </text:span><text:span text:style-name="_31_9">o</text:span><text:span text:style-name="_34_8">p</text:span><text:span text:style-name="_35_9">i</text:span><text:span text:style-name="_31_0">n</text:span><text:span text:style-name="_34_4">i</text:span><text:span text:style-name="_36_9">o</text:span><text:span text:style-name="_39_">n</text:span><text:span text:style-name="_34_0">s</text:span><text:span text:style-name="_35_1"> </text:span><text:span text:style-name="_31_4">o</text:span><text:span text:style-name="_34_4">f</text:span><text:span text:style-name="_35_1"> </text:span><text:span text:style-name="_31_3">m</text:span><text:span text:style-name="_33_4">a</text:span><text:span text:style-name="_37_3">n</text:span><text:span text:style-name="_32_0">k</text:span><text:span text:style-name="_33_2">i</text:span><text:span text:style-name="_37_4">n</text:span><text:span text:style-name="_32_4">d</text:span><text:span text:style-name="_32_6"> </text:span><text:span text:style-name="_36_7">r</text:span><text:span text:style-name="_32_3">e</text:span><text:span text:style-name="_34_2">q</text:span><text:span text:style-name="_36_3">u</text:span><text:span text:style-name="_32_2">i</text:span><text:span text:style-name="_33_7">r</text:span><text:span text:style-name="_36_7">e</text:span><text:span text:style-name="_31_2">s</text:span><text:span text:style-name="_32_6"> </text:span><text:span text:style-name="_36_4">t</text:span><text:span text:style-name="_32_2">h</text:span><text:span text:style-name="_33_2">a</text:span><text:span text:style-name="_37_0">t</text:span><text:span text:style-name="_31_"> </text:span><text:span text:style-name="_33_2">t</text:span><text:span text:style-name="_37_3">h</text:span><text:span text:style-name="_32_5">e</text:span><text:span text:style-name="_34_8">y</text:span><text:span text:style-name="_35_1"> </text:span><text:span text:style-name="_32_3">s</text:span><text:span text:style-name="_33_3">h</text:span><text:span text:style-name="_37_4">o</text:span><text:span text:style-name="_37_">u</text:span><text:span text:style-name="_33_9">l</text:span><text:span text:style-name="_37_3">d</text:span><text:span text:style-name="_31_"> </text:span><text:span text:style-name="_34_3">d</text:span><text:span text:style-name="_36_0">e</text:span><text:span text:style-name="_32_2">c</text:span><text:span text:style-name="_33_3">l</text:span><text:span text:style-name="_37_0">a</text:span><text:span text:style-name="_31_3">r</text:span><text:span text:style-name="_34_4">e</text:span><text:span text:style-name="_35_1"> </text:span><text:span text:style-name="_31_0">t</text:span><text:span text:style-name="_33_4">h</text:span><text:span text:style-name="_37_2">e</text:span><text:span text:style-name="_31_"> </text:span><text:span text:style-name="_33_9">c</text:span><text:span text:style-name="_36_5">a</text:span><text:span text:style-name="_31_5">u</text:span><text:span text:style-name="_34_4">s</text:span><text:span text:style-name="_36_7">e</text:span><text:span text:style-name="_31_5">s</text:span><text:span text:style-name="_32_6"> </text:span><text:span text:style-name="_36_0">w</text:span><text:span text:style-name="_38_">h</text:span><text:span text:style-name="_34_2">i</text:span><text:span text:style-name="_35_7">c</text:span><text:span text:style-name="_38_">h</text:span><text:span text:style-name="_32_6"> </text:span><text:span text:style-name="_37_2">i</text:span><text:span text:style-name="_31_4">m</text:span><text:span text:style-name="_34_8">p</text:span><text:span text:style-name="_36_9">e</text:span><text:span text:style-name="_32_2">l</text:span><text:span text:style-name="_32_6"> </text:span><text:span text:style-name="_37_0">t</text:span><text:span text:style-name="_32_2">h</text:span><text:span text:style-name="_33_5">e</text:span><text:span text:style-name="_37_4">m</text:span><text:span text:style-name="_31_"> </text:span><text:span text:style-name="_33_2">t</text:span><text:span text:style-name="_36_4">o</text:span><text:span text:style-name="_31_"> </text:span><text:span text:style-name="_35_0">t</text:span><text:span text:style-name="_35_7">h</text:span><text:span text:style-name="_32_4">e</text:span><text:span text:style-name="_32_6"> </text:span><text:span text:style-name="_36_0">s</text:span><text:span text:style-name="_31_4">e</text:span><text:span text:style-name="_33_8">p</text:span><text:span text:style-name="_36_7">a</text:span><text:span text:style-name="_39_">r</text:span><text:span text:style-name="_34_3">a</text:span><text:span text:style-name="_36_5">t</text:span><text:span text:style-name="_31_7">i</text:span><text:span text:style-name="_34_4">o</text:span><text:span text:style-name="_36_2">n</text:span><text:span text:style-name="_31_0">.</text:span></text:p>
      <text:p text:style-name="P1"><text:span text:style-name="_39_">W</text:span><text:span text:style-name="_33_4">e</text:span><text:span text:style-name="_35_1"> </text:span><text:span text:style-name="_32_4">h</text:span><text:span text:style-name="_33_7">o</text:span><text:span text:style-name="_36_9">l</text:span><text:span text:style-name="_32_4">d</text:span><text:span text:style-name="_32_6"> </text:span><text:span text:style-name="_37_0">t</text:span><text:span text:style-name="_31_9">h</text:span><text:span text:style-name="_33_9">e</text:span><text:span text:style-name="_37_2">s</text:span><text:span text:style-name="_31_9">e</text:span><text:span text:style-name="_32_6"> </text:span><text:span text:style-name="_37_0">t</text:span><text:span text:style-name="_32_2">r</text:span><text:span text:style-name="_35_0">u</text:span><text:span text:style-name="_35_9">t</text:span><text:span text:style-name="_32_2">h</text:span><text:span text:style-name="_34_9">s</text:span><text:span text:style-name="_35_1"> </text:span><text:span text:style-name="_32_3">t</text:span><text:span text:style-name="_34_7">o</text:span><text:span text:style-name="_35_1"> </text:span><text:span text:style-name="_32_4">b</text:span><text:span text:style-name="_33_4">e</text:span><text:span text:style-name="_35_1"> </text:span><text:span text:style-name="_37_">s</text:span><text:span text:style-name="_34_4">e</text:span><text:span text:style-name="_36_7">l</text:span><text:span text:style-name="_38_">f-</text:span><text:span text:style-name="_31_0">e</text:span><text:span text:style-name="_33_3">v</text:span><text:span text:style-name="_37_5">i</text:span><text:span text:style-name="_37_">d</text:span><text:span text:style-name="_34_8">e</text:span><text:span text:style-name="_36_5">n</text:span><text:span text:style-name="_39_">t</text:span><text:span text:style-name="_34_4">,</text:span><text:span text:style-name="_35_1"> </text:span><text:span text:style-name="_31_0">t</text:span><text:span text:style-name="_33_4">h</text:span><text:span text:style-name="_37_4">a</text:span><text:span text:style-name="_38_">t</text:span><text:span text:style-name="_32_6"> </text:span><text:span text:style-name="_36_7">a</text:span><text:span text:style-name="_32_0">l</text:span><text:span text:style-name="_34_5">l</text:span><text:span text:style-name="_35_1"> </text:span><text:span text:style-name="_32_4">m</text:span><text:span text:style-name="_34_5">e</text:span><text:span text:style-name="_37_0">n</text:span><text:span text:style-name="_31_"> </text:span><text:span text:style-name="_33_3">a</text:span><text:span text:style-name="_36_9">r</text:span><text:span text:style-name="_31_5">e</text:span><text:span text:style-name="_32_6"> </text:span><text:span text:style-name="_36_9">c</text:span><text:span text:style-name="_32_4">r</text:span><text:span text:style-name="_34_8">e</text:span><text:span text:style-name="_36_7">a</text:span><text:span text:style-name="_38_">t</text:span><text:span text:style-name="_33_3">e</text:span><text:span text:style-name="_35_9">d</text:span><text:span text:style-name="_31_"> </text:span><text:span text:style-name="_33_3">e</text:span><text:span text:style-name="_36_2">q</text:span><text:span text:style-name="_32_5">u</text:span><text:span text:style-name="_34_3">a</text:span><text:span text:style-name="_35_8">l</text:span><text:span text:style-name="_37_">,</text:span><text:span text:style-name="_32_6"> </text:span><text:span text:style-name="_37_3">t</text:span><text:span text:style-name="_32_2">h</text:span><text:span text:style-name="_35_0">a</text:span><text:span text:style-name="_36_2">t</text:span><text:span text:style-name="_31_"> </text:span><text:span text:style-name="_33_8">t</text:span><text:span text:style-name="_37_3">h</text:span><text:span text:style-name="_31_4">e</text:span><text:span text:style-name="_34_9">y</text:span><text:span text:style-name="_35_1"> </text:span><text:span text:style-name="_32_4">a</text:span><text:span text:style-name="_33_3">r</text:span><text:span text:style-name="_37_3">e</text:span><text:span text:style-name="_31_"> </text:span><text:span text:style-name="_34_5">e</text:span><text:span text:style-name="_36_3">n</text:span><text:span text:style-name="_32_5">d</text:span><text:span text:style-name="_34_0">o</text:span><text:span text:style-name="_35_7">w</text:span><text:span text:style-name="_37_">e</text:span><text:span text:style-name="_34_7">d</text:span><text:span text:style-name="_35_1"> </text:span><text:span text:style-name="_39_">b</text:span><text:span text:style-name="_34_5">y</text:span><text:span text:style-name="_35_1"> </text:span><text:span text:style-name="_31_4">t</text:span><text:span text:style-name="_34_3">h</text:span><text:span text:style-name="_36_8">e</text:span><text:span text:style-name="_32_3">i</text:span><text:span text:style-name="_34_7">r</text:span><text:span text:style-name="_35_1"> </text:span><text:span text:style-name="_37_">C</text:span><text:span text:style-name="_34_0">r</text:span><text:span text:style-name="_35_7">e</text:span><text:span text:style-name="_32_4">a</text:span><text:span text:style-name="_33_9">t</text:span><text:span text:style-name="_37_0">o</text:span><text:span text:style-name="_31_0">r</text:span><text:span text:style-name="_32_6"> </text:span><text:span text:style-name="_35_9">w</text:span><text:span text:style-name="_31_8">i</text:span><text:span text:style-name="_34_3">t</text:span><text:span text:style-name="_36_0">h</text:span><text:span text:style-name="_31_"> </text:span><text:span text:style-name="_33_3">c</text:span><text:span text:style-name="_36_5">e</text:span><text:span text:style-name="_32_0">r</text:span><text:span text:style-name="_33_5">t</text:span><text:span text:style-name="_37_2">a</text:span><text:span text:style-name="_37_">i</text:span><text:span text:style-name="_33_4">n</text:span><text:span text:style-name="_35_1"> </text:span><text:span text:style-name="_31_7">u</text:span><text:span text:style-name="_35_0">n</text:span><text:span text:style-name="_37_4">a</text:span><text:span text:style-name="_31_5">l</text:span><text:span text:style-name="_33_3">i</text:span><text:span text:style-name="_37_2">e</text:span><text:span text:style-name="_37_">n</text:span><text:span text:style-name="_34_4">a</text:span><text:span text:style-name="_36_8">b</text:span><text:span text:style-name="_39_">l</text:span><text:span text:style-name="_34_5">e</text:span><text:span text:style-name="_35_1"> </text:span><text:span text:style-name="_32_0">R</text:span><text:span text:style-name="_34_5">i</text:span><text:span text:style-name="_36_5">g</text:span><text:span text:style-name="_32_0">h</text:span><text:span text:style-name="_34_2">t</text:span><text:span text:style-name="_37_2">s</text:span><text:span text:style-name="_32_0">,</text:span><text:span text:style-name="_32_6"> </text:span><text:span text:style-name="_36_9">t</text:span><text:span text:style-name="_32_2">h</text:span><text:span text:style-name="_34_4">a</text:span><text:span text:style-name="_37_3">t</text:span><text:span text:style-name="_31_"> </text:span><text:span text:style-name="_34_5">a</text:span><text:span text:style-name="_35_8">m</text:span><text:span text:style-name="_32_3">o</text:span><text:span text:style-name="_35_0">n</text:span><text:span text:style-name="_36_0">g</text:span><text:span text:style-name="_31_"> </text:span><text:span text:style-name="_33_9">t</text:span><text:span text:style-name="_37_0">h</text:span><text:span text:style-name="_38_">e</text:span><text:span text:style-name="_34_0">s</text:span><text:span text:style-name="_36_4">e</text:span><text:span text:style-name="_31_"> </text:span><text:span text:style-name="_33_8">a</text:span><text:span text:style-name="_36_5">r</text:span><text:span text:style-name="_39_">e</text:span><text:span text:style-name="_32_6"> </text:span><text:span text:style-name="_37_3">L</text:span><text:span text:style-name="_32_2">i</text:span><text:span text:style-name="_33_5">f</text:span><text:span text:style-name="_36_9">e</text:span><text:span text:style-name="_37_">,</text:span><text:span text:style-name="_32_6"> </text:span><text:span text:style-name="_36_2">L</text:span><text:span text:style-name="_37_">i</text:span><text:span text:style-name="_34_2">b</text:span><text:span text:style-name="_36_2">e</text:span><text:span text:style-name="_31_2">r</text:span><text:span text:style-name="_35_0">t</text:span><text:span text:style-name="_37_4">y</text:span><text:span text:style-name="_31_"> </text:span><text:span text:style-name="_35_0">a</text:span><text:span text:style-name="_36_7">n</text:span><text:span text:style-name="_31_5">d</text:span><text:span text:style-name="_32_6"> </text:span><text:span text:style-name="_35_9">t</text:span><text:span text:style-name="_31_4">h</text:span><text:span text:style-name="_33_9">e</text:span><text:span text:style-name="_35_1"> </text:span><text:span text:style-name="_38_">p</text:span><text:span text:style-name="_33_7">u</text:span><text:span text:style-name="_36_3">r</text:span><text:span text:style-name="_32_5">s</text:span><text:span text:style-name="_33_4">u</text:span><text:span text:style-name="_35_7">i</text:span><text:span text:style-name="_37_">t</text:span><text:span text:style-name="_32_6"> </text:span><text:span text:style-name="_36_0">o</text:span><text:span text:style-name="_31_0">f</text:span><text:span text:style-name="_32_6"> </text:span><text:span text:style-name="_36_4">H</text:span><text:span text:style-name="_31_7">a</text:span><text:span text:style-name="_33_9">p</text:span><text:span text:style-name="_36_3">p</text:span><text:span text:style-name="_32_4">i</text:span><text:span text:style-name="_35_0">n</text:span><text:span text:style-name="_37_0">e</text:span><text:span text:style-name="_37_">s</text:span><text:span text:style-name="_34_3">s</text:span><text:span text:style-name="_36_9">.--</text:span><text:span text:style-name="_31_2">T</text:span><text:span text:style-name="_33_7">h</text:span><text:span text:style-name="_37_3">a</text:span><text:span text:style-name="_31_3">t</text:span><text:span text:style-name="_32_6"> </text:span><text:span text:style-name="_36_2">t</text:span><text:span text:style-name="_31_0">o</text:span><text:span text:style-name="_32_6"> </text:span><text:span text:style-name="_36_7">s</text:span><text:span text:style-name="_31_0">e</text:span><text:span text:style-name="_34_7">c</text:span><text:span text:style-name="_36_8">u</text:span><text:span text:style-name="_31_4">r</text:span><text:span text:style-name="_33_9">e</text:span><text:span text:style-name="_35_1"> </text:span><text:span text:style-name="_31_2">t</text:span><text:span text:style-name="_34_2">h</text:span><text:span text:style-name="_36_9">e</text:span><text:span text:style-name="_31_2">s</text:span><text:span text:style-name="_33_3">e</text:span><text:span text:style-name="_35_1"> </text:span><text:span text:style-name="_31_2">r</text:span><text:span text:style-name="_34_8">i</text:span><text:span text:style-name="_37_2">g</text:span><text:span text:style-name="_31_4">h</text:span><text:span text:style-name="_34_4">t</text:span><text:span text:style-name="_37_4">s</text:span><text:span text:style-name="_32_5">,</text:span><text:span text:style-name="_32_6"> </text:span><text:span text:style-name="_35_8">G</text:span><text:span text:style-name="_31_5">o</text:span><text:span text:style-name="_33_9">v</text:span><text:span text:style-name="_36_2">e</text:span><text:span text:style-name="_39_">r</text:span><text:span text:style-name="_34_3">n</text:span><text:span text:style-name="_36_9">m</text:span><text:span text:style-name="_31_0">e</text:span><text:span text:style-name="_34_8">n</text:span><text:span text:style-name="_35_9">t</text:span><text:span text:style-name="_31_0">s</text:span><text:span text:style-name="_32_6"> </text:span><text:span text:style-name="_36_3">a</text:span><text:span text:style-name="_32_3">r</text:span><text:span text:style-name="_33_3">e</text:span><text:span text:style-name="_35_1"> </text:span><text:span text:style-name="_37_">i</text:span><text:span text:style-name="_33_2">n</text:span><text:span text:style-name="_37_3">s</text:span><text:span text:style-name="_38_">t</text:span><text:span text:style-name="_33_8">i</text:span><text:span text:style-name="_37_3">t</text:span><text:span text:style-name="_32_5">u</text:span><text:span text:style-name="_34_7">t</text:span><text:span text:style-name="_35_8">e</text:span><text:span text:style-name="_31_7">d</text:span><text:span text:style-name="_32_6"> </text:span><text:span text:style-name="_36_2">a</text:span><text:span text:style-name="_32_2">m</text:span><text:span text:style-name="_34_4">o</text:span><text:span text:style-name="_37_2">n</text:span><text:span text:style-name="_31_0">g</text:span><text:span text:style-name="_32_6"> </text:span><text:span text:style-name="_37_3">M</text:span><text:span text:style-name="_32_4">e</text:span><text:span text:style-name="_34_4">n</text:span><text:span text:style-name="_35_8">,</text:span><text:span text:style-name="_31_"> </text:span><text:span text:style-name="_33_5">d</text:span><text:span text:style-name="_36_9">e</text:span><text:span text:style-name="_32_2">r</text:span><text:span text:style-name="_33_9">i</text:span><text:span text:style-name="_36_5">v</text:span><text:span text:style-name="_32_5">i</text:span><text:span text:style-name="_34_0">n</text:span><text:span text:style-name="_37_3">g</text:span><text:span text:style-name="_31_"> </text:span><text:span text:style-name="_33_4">t</text:span><text:span text:style-name="_37_3">h</text:span><text:span text:style-name="_39_">e</text:span><text:span text:style-name="_34_0">i</text:span><text:span text:style-name="_36_7">r</text:span><text:span text:style-name="_31_"> </text:span><text:span text:style-name="_33_2">j</text:span><text:span text:style-name="_37_2">u</text:span><text:span text:style-name="_32_4">s</text:span><text:span text:style-name="_34_7">t</text:span><text:span text:style-name="_35_1"> </text:span><text:span text:style-name="_32_5">p</text:span><text:span text:style-name="_35_0">o</text:span><text:span text:style-name="_36_7">w</text:span><text:span text:style-name="_32_5">e</text:span><text:span text:style-name="_33_9">r</text:span><text:span text:style-name="_35_9">s</text:span><text:span text:style-name="_31_"> </text:span><text:span text:style-name="_34_4">f</text:span><text:span text:style-name="_37_5">r</text:span><text:span text:style-name="_31_7">o</text:span><text:span text:style-name="_33_9">m</text:span><text:span text:style-name="_35_1"> </text:span><text:span text:style-name="_31_7">t</text:span><text:span text:style-name="_33_2">h</text:span><text:span text:style-name="_36_9">e</text:span><text:span text:style-name="_31_"> </text:span><text:span text:style-name="_34_4">c</text:span><text:span text:style-name="_35_8">o</text:span><text:span text:style-name="_31_3">n</text:span><text:span text:style-name="_34_5">s</text:span><text:span text:style-name="_36_5">e</text:span><text:span text:style-name="_32_4">n</text:span><text:span text:style-name="_33_4">t</text:span><text:span text:style-name="_35_1"> </text:span><text:span text:style-name="_32_4">o</text:span><text:span text:style-name="_33_7">f</text:span><text:span text:style-name="_35_1"> </text:span><text:span text:style-name="_38_">t</text:span><text:span text:style-name="_35_0">h</text:span><text:span text:style-name="_36_7">e</text:span><text:span text:style-name="_31_"> </text:span><text:span text:style-name="_34_9">g</text:span><text:span text:style-name="_36_7">o</text:span><text:span text:style-name="_31_4">v</text:span><text:span text:style-name="_33_4">e</text:span><text:span text:style-name="_36_8">r</text:span><text:span text:style-name="_32_0">n</text:span><text:span text:style-name="_33_2">e</text:span><text:span text:style-name="_37_0">d</text:span><text:span text:style-name="_37_">,</text:span><text:span text:style-name="_32_6"> --</text:span><text:span text:style-name="_32_2">T</text:span><text:span text:style-name="_33_3">h</text:span><text:span text:style-name="_37_4">a</text:span><text:span text:style-name="_31_3">t</text:span><text:span text:style-name="_32_6"> </text:span><text:span text:style-name="_36_5">w</text:span><text:span text:style-name="_38_">h</text:span><text:span text:style-name="_33_2">e</text:span><text:span text:style-name="_37_4">n</text:span><text:span text:style-name="_31_7">e</text:span><text:span text:style-name="_34_5">v</text:span><text:span text:style-name="_36_4">e</text:span><text:span text:style-name="_39_">r</text:span><text:span text:style-name="_32_6"> </text:span><text:span text:style-name="_36_9">a</text:span><text:span text:style-name="_31_0">n</text:span><text:span text:style-name="_34_7">y</text:span><text:span text:style-name="_35_1"> </text:span><text:span text:style-name="_32_4">F</text:span><text:span text:style-name="_33_8">o</text:span><text:span text:style-name="_37_4">r</text:span><text:span text:style-name="_31_5">m</text:span><text:span text:style-name="_32_6"> </text:span><text:span text:style-name="_36_5">o</text:span><text:span text:style-name="_37_">f</text:span><text:span text:style-name="_32_6"> </text:span><text:span text:style-name="_36_7">G</text:span><text:span text:style-name="_31_3">o</text:span><text:span text:style-name="_34_2">v</text:span><text:span text:style-name="_36_4">e</text:span><text:span text:style-name="_31_9">r</text:span><text:span text:style-name="_34_8">n</text:span><text:span text:style-name="_36_5">m</text:span><text:span text:style-name="_39_">e</text:span><text:span text:style-name="_33_8">n</text:span><text:span text:style-name="_37_4">t</text:span><text:span text:style-name="_31_"> </text:span><text:span text:style-name="_34_2">b</text:span><text:span text:style-name="_36_8">e</text:span><text:span text:style-name="_31_2">c</text:span><text:span text:style-name="_33_7">o</text:span><text:span text:style-name="_36_9">m</text:span><text:span text:style-name="_31_3">e</text:span><text:span text:style-name="_33_2">s</text:span><text:span text:style-name="_35_1"> </text:span><text:span text:style-name="_31_2">d</text:span><text:span text:style-name="_33_3">e</text:span><text:span text:style-name="_36_0">s</text:span><text:span text:style-name="_31_9">t</text:span><text:span text:style-name="_34_3">r</text:span><text:span text:style-name="_37_0">u</text:span><text:span text:style-name="_31_4">c</text:span><text:span text:style-name="_34_8">t</text:span><text:span text:style-name="_36_3">i</text:span><text:span text:style-name="_31_5">v</text:span><text:span text:style-name="_34_7">e</text:span><text:span text:style-name="_35_1"> </text:span><text:span text:style-name="_37_">o</text:span><text:span text:style-name="_34_2">f</text:span><text:span text:style-name="_35_1"> </text:span><text:span text:style-name="_32_5">t</text:span><text:span text:style-name="_35_0">h</text:span><text:span text:style-name="_35_9">e</text:span><text:span text:style-name="_37_">s</text:span><text:span text:style-name="_33_2">e</text:span><text:span text:style-name="_35_1"> </text:span><text:span text:style-name="_32_3">e</text:span><text:span text:style-name="_34_9">n</text:span><text:span text:style-name="_36_7">d</text:span><text:span text:style-name="_31_9">s</text:span><text:span text:style-name="_33_3">,</text:span><text:span text:style-name="_35_1"> </text:span><text:span text:style-name="_32_2">i</text:span><text:span text:style-name="_35_0">t</text:span><text:span text:style-name="_35_1"> </text:span><text:span text:style-name="_32_5">i</text:span><text:span text:style-name="_34_4">s</text:span><text:span text:style-name="_35_1"> </text:span><text:span text:style-name="_32_5">t</text:span><text:span text:style-name="_33_7">h</text:span><text:span text:style-name="_37_2">e</text:span><text:span text:style-name="_31_"> </text:span><text:span text:style-name="_34_9">R</text:span><text:span text:style-name="_36_7">i</text:span><text:span text:style-name="_31_7">g</text:span><text:span text:style-name="_34_7">h</text:span><text:span text:style-name="_36_0">t</text:span><text:span text:style-name="_31_"> </text:span><text:span text:style-name="_34_8">o</text:span><text:span text:style-name="_35_7">f</text:span><text:span text:style-name="_31_"> </text:span><text:span text:style-name="_33_3">t</text:span><text:span text:style-name="_37_2">h</text:span><text:span text:style-name="_32_0">e</text:span><text:span text:style-name="_32_6"> </text:span><text:span text:style-name="_35_7">P</text:span><text:span text:style-name="_31_7">e</text:span><text:span text:style-name="_34_9">o</text:span><text:span text:style-name="_35_7">p</text:span><text:span text:style-name="_37_">l</text:span><text:span text:style-name="_34_5">e</text:span><text:span text:style-name="_35_1"> </text:span><text:span text:style-name="_31_2">t</text:span><text:span text:style-name="_33_2">o</text:span><text:span text:style-name="_35_1"> </text:span><text:span text:style-name="_31_3">a</text:span><text:span text:style-name="_33_2">l</text:span><text:span text:style-name="_36_0">t</text:span><text:span text:style-name="_39_">e</text:span><text:span text:style-name="_34_7">r</text:span><text:span text:style-name="_35_1"> </text:span><text:span text:style-name="_39_">o</text:span><text:span text:style-name="_33_4">r</text:span><text:span text:style-name="_35_1"> </text:span><text:span text:style-name="_31_4">t</text:span><text:span text:style-name="_34_2">o</text:span><text:span text:style-name="_35_1"> </text:span><text:span text:style-name="_37_">a</text:span><text:span text:style-name="_33_8">b</text:span><text:span text:style-name="_35_8">o</text:span><text:span text:style-name="_31_7">l</text:span><text:span text:style-name="_33_9">i</text:span><text:span text:style-name="_36_0">s</text:span><text:span text:style-name="_31_4">h</text:span><text:span text:style-name="_32_6"> </text:span><text:span text:style-name="_37_5">i</text:span><text:span text:style-name="_31_2">t</text:span><text:span text:style-name="_35_0">,</text:span><text:span text:style-name="_35_1"> </text:span><text:span text:style-name="_32_0">a</text:span><text:span text:style-name="_34_8">n</text:span><text:span text:style-name="_37_3">d</text:span><text:span text:style-name="_31_"> </text:span><text:span text:style-name="_34_9">t</text:span><text:span text:style-name="_36_9">o</text:span><text:span text:style-name="_31_"> </text:span><text:span text:style-name="_34_7">i</text:span><text:span text:style-name="_36_8">n</text:span><text:span text:style-name="_39_">s</text:span><text:span text:style-name="_33_9">t</text:span><text:span text:style-name="_37_2">i</text:span><text:span text:style-name="_31_0">t</text:span><text:span text:style-name="_35_0">u</text:span><text:span text:style-name="_37_2">t</text:span><text:span text:style-name="_31_8">e</text:span><text:span text:style-name="_32_6"> </text:span><text:span text:style-name="_36_4">n</text:span><text:span text:style-name="_31_7">e</text:span><text:span text:style-name="_34_8">w</text:span><text:span text:style-name="_35_1"> </text:span><text:span text:style-name="_32_4">G</text:span><text:span text:style-name="_34_7">o</text:span><text:span text:style-name="_35_9">v</text:span><text:span text:style-name="_31_4">e</text:span><text:span text:style-name="_33_9">r</text:span><text:span text:style-name="_37_2">n</text:span><text:span text:style-name="_31_5">m</text:span><text:span text:style-name="_34_2">e</text:span><text:span text:style-name="_36_9">n</text:span><text:span text:style-name="_31_2">t</text:span><text:span text:style-name="_33_7">,</text:span><text:span text:style-name="_35_1"> </text:span><text:span text:style-name="_31_9">l</text:span><text:span text:style-name="_34_7">a</text:span><text:span text:style-name="_36_9">y</text:span><text:span text:style-name="_32_4">i</text:span><text:span text:style-name="_33_2">n</text:span><text:span text:style-name="_36_9">g</text:span><text:span text:style-name="_31_"> </text:span><text:span text:style-name="_33_9">i</text:span><text:span text:style-name="_37_0">t</text:span><text:span text:style-name="_31_8">s</text:span><text:span text:style-name="_32_6"> </text:span><text:span text:style-name="_35_8">f</text:span><text:span text:style-name="_39_">o</text:span><text:span text:style-name="_33_8">u</text:span><text:span text:style-name="_36_5">n</text:span><text:span text:style-name="_31_2">d</text:span><text:span text:style-name="_34_0">a</text:span><text:span text:style-name="_36_0">t</text:span><text:span text:style-name="_31_4">i</text:span><text:span text:style-name="_34_3">o</text:span><text:span text:style-name="_36_8">n</text:span><text:span text:style-name="_31_"> </text:span><text:span text:style-name="_34_4">o</text:span><text:span text:style-name="_35_8">n</text:span><text:span text:style-name="_31_"> </text:span><text:span text:style-name="_34_9">s</text:span><text:span text:style-name="_37_2">u</text:span><text:span text:style-name="_32_0">c</text:span><text:span text:style-name="_33_9">h</text:span><text:span text:style-name="_35_1"> </text:span><text:span text:style-name="_32_5">p</text:span><text:span text:style-name="_34_3">r</text:span><text:span text:style-name="_36_4">i</text:span><text:span text:style-name="_32_3">n</text:span><text:span text:style-name="_34_2">c</text:span><text:span text:style-name="_36_3">i</text:span><text:span text:style-name="_31_4">p</text:span><text:span text:style-name="_34_8">l</text:span><text:span text:style-name="_36_7">e</text:span><text:span text:style-name="_31_0">s</text:span><text:span text:style-name="_32_6"> </text:span><text:span text:style-name="_36_4">a</text:span><text:span text:style-name="_39_">n</text:span><text:span text:style-name="_33_8">d</text:span><text:span text:style-name="_35_1"> </text:span><text:span text:style-name="_32_5">o</text:span><text:span text:style-name="_34_7">r</text:span><text:span text:style-name="_36_3">g</text:span><text:span text:style-name="_32_5">a</text:span><text:span text:style-name="_34_7">n</text:span><text:span text:style-name="_35_9">i</text:span><text:span text:style-name="_31_9">z</text:span><text:span text:style-name="_33_4">i</text:span><text:span text:style-name="_37_4">n</text:span><text:span text:style-name="_37_">g</text:span><text:span text:style-name="_32_6"> </text:span><text:span text:style-name="_37_0">i</text:span><text:span text:style-name="_31_2">t</text:span><text:span text:style-name="_33_8">s</text:span><text:span text:style-name="_35_1"> </text:span><text:span text:style-name="_32_4">p</text:span><text:span text:style-name="_33_7">o</text:span><text:span text:style-name="_36_7">w</text:span><text:span text:style-name="_31_4">e</text:span><text:span text:style-name="_33_2">r</text:span><text:span text:style-name="_37_2">s</text:span><text:span text:style-name="_31_"> </text:span><text:span text:style-name="_34_9">i</text:span><text:span text:style-name="_37_2">n</text:span><text:span text:style-name="_31_"> </text:span><text:span text:style-name="_34_2">s</text:span><text:span text:style-name="_36_8">u</text:span><text:span text:style-name="_31_4">c</text:span><text:span text:style-name="_34_7">h</text:span><text:span text:style-name="_35_1"> </text:span><text:span text:style-name="_32_5">f</text:span><text:span text:style-name="_33_7">o</text:span><text:span text:style-name="_35_7">r</text:span><text:span text:style-name="_31_7">m</text:span><text:span text:style-name="_35_0">,</text:span><text:span text:style-name="_35_1"> </text:span><text:span text:style-name="_31_7">a</text:span><text:span text:style-name="_35_0">s</text:span><text:span text:style-name="_35_1"> </text:span><text:span text:style-name="_32_4">t</text:span><text:span text:style-name="_35_0">o</text:span><text:span text:style-name="_35_1"> </text:span><text:span text:style-name="_32_4">t</text:span><text:span text:style-name="_34_4">h</text:span><text:span text:style-name="_37_2">e</text:span><text:span text:style-name="_31_3">m</text:span><text:span text:style-name="_32_6"> </text:span><text:span text:style-name="_36_2">s</text:span><text:span text:style-name="_32_4">h</text:span><text:span text:style-name="_34_7">a</text:span><text:span text:style-name="_36_8">l</text:span><text:span text:style-name="_32_2">l</text:span><text:span text:style-name="_32_6"> </text:span><text:span text:style-name="_37_4">s</text:span><text:span text:style-name="_38_">e</text:span><text:span text:style-name="_35_0">e</text:span><text:span text:style-name="_36_7">m</text:span><text:span text:style-name="_31_"> </text:span><text:span text:style-name="_33_8">m</text:span><text:span text:style-name="_36_8">o</text:span><text:span text:style-name="_32_3">s</text:span><text:span text:style-name="_34_9">t</text:span><text:span text:style-name="_35_1"> </text:span><text:span text:style-name="_31_4">l</text:span><text:span text:style-name="_34_9">i</text:span><text:span text:style-name="_36_7">k</text:span><text:span text:style-name="_31_9">e</text:span><text:span text:style-name="_34_5">l</text:span><text:span text:style-name="_36_5">y</text:span><text:span text:style-name="_31_"> </text:span><text:span text:style-name="_34_4">t</text:span><text:span text:style-name="_35_8">o</text:span><text:span text:style-name="_31_"> </text:span><text:span text:style-name="_33_7">e</text:span><text:span text:style-name="_35_8">f</text:span><text:span text:style-name="_32_0">f</text:span><text:span text:style-name="_33_9">e</text:span><text:span text:style-name="_37_3">c</text:span><text:span text:style-name="_31_9">t</text:span><text:span text:style-name="_32_6"> </text:span><text:span text:style-name="_36_9">t</text:span><text:span text:style-name="_31_9">h</text:span><text:span text:style-name="_34_4">e</text:span><text:span text:style-name="_36_4">i</text:span><text:span text:style-name="_31_4">r</text:span><text:span text:style-name="_32_6"> </text:span><text:span text:style-name="_36_7">S</text:span><text:span text:style-name="_31_7">a</text:span><text:span text:style-name="_34_8">f</text:span><text:span text:style-name="_36_7">e</text:span><text:span text:style-name="_31_0">t</text:span><text:span text:style-name="_33_5">y</text:span><text:span text:style-name="_35_1"> </text:span><text:span text:style-name="_31_9">a</text:span><text:span text:style-name="_33_2">n</text:span><text:span text:style-name="_36_4">d</text:span><text:span text:style-name="_31_"> </text:span><text:span text:style-name="_33_4">H</text:span><text:span text:style-name="_37_3">a</text:span><text:span text:style-name="_31_2">p</text:span><text:span text:style-name="_33_9">p</text:span><text:span text:style-name="_37_2">i</text:span><text:span text:style-name="_38_">n</text:span><text:span text:style-name="_33_7">e</text:span><text:span text:style-name="_36_2">s</text:span><text:span text:style-name="_31_9">s</text:span><text:span text:style-name="_34_7">.</text:span><text:span text:style-name="_35_1"> </text:span><text:span text:style-name="_31_3">P</text:span><text:span text:style-name="_34_7">r</text:span><text:span text:style-name="_37_4">u</text:span><text:span text:style-name="_32_0">d</text:span><text:span text:style-name="_34_5">e</text:span><text:span text:style-name="_35_9">n</text:span><text:span text:style-name="_32_0">c</text:span><text:span text:style-name="_33_4">e</text:span><text:span text:style-name="_35_9">,</text:span><text:span text:style-name="_31_"> </text:span><text:span text:style-name="_33_3">i</text:span><text:span text:style-name="_36_7">n</text:span><text:span text:style-name="_31_7">d</text:span><text:span text:style-name="_33_9">e</text:span><text:span text:style-name="_36_9">e</text:span><text:span text:style-name="_31_3">d</text:span><text:span text:style-name="_34_2">,</text:span><text:span text:style-name="_35_1"> </text:span><text:span text:style-name="_31_5">w</text:span><text:span text:style-name="_33_9">i</text:span><text:span text:style-name="_37_3">l</text:span><text:span text:style-name="_32_4">l</text:span><text:span text:style-name="_32_6"> </text:span><text:span text:style-name="_37_0">d</text:span><text:span text:style-name="_31_3">i</text:span><text:span text:style-name="_33_4">c</text:span><text:span text:style-name="_36_8">t</text:span><text:span text:style-name="_32_5">a</text:span><text:span text:style-name="_34_0">t</text:span><text:span text:style-name="_37_3">e</text:span><text:span text:style-name="_31_"> </text:span><text:span text:style-name="_34_9">t</text:span><text:span text:style-name="_35_8">h</text:span><text:span text:style-name="_31_3">a</text:span><text:span text:style-name="_33_4">t</text:span><text:span text:style-name="_35_1"> </text:span><text:span text:style-name="_31_9">G</text:span><text:span text:style-name="_33_2">o</text:span><text:span text:style-name="_36_4">v</text:span><text:span text:style-name="_32_5">e</text:span><text:span text:style-name="_33_4">r</text:span><text:span text:style-name="_35_7">n</text:span><text:span text:style-name="_31_3">m</text:span><text:span text:style-name="_34_3">e</text:span><text:span text:style-name="_35_8">n</text:span><text:span text:style-name="_32_5">t</text:span><text:span text:style-name="_34_3">s</text:span><text:span text:style-name="_35_1"> </text:span><text:span text:style-name="_37_">l</text:span><text:span text:style-name="_34_9">o</text:span><text:span text:style-name="_36_0">n</text:span><text:span text:style-name="_31_0">g</text:span><text:span text:style-name="_32_6"> </text:span><text:span text:style-name="_36_3">e</text:span><text:span text:style-name="_31_0">s</text:span><text:span text:style-name="_35_0">t</text:span><text:span text:style-name="_37_0">a</text:span><text:span text:style-name="_31_8">b</text:span><text:span text:style-name="_34_5">l</text:span><text:span text:style-name="_36_0">i</text:span><text:span text:style-name="_31_7">s</text:span><text:span text:style-name="_33_8">h</text:span><text:span text:style-name="_37_2">e</text:span><text:span text:style-name="_31_8">d</text:span><text:span text:style-name="_32_6"> </text:span><text:span text:style-name="_36_3">s</text:span><text:span text:style-name="_31_9">h</text:span><text:span text:style-name="_34_0">o</text:span><text:span text:style-name="_37_2">u</text:span><text:span text:style-name="_39_">l</text:span><text:span text:style-name="_33_4">d</text:span><text:span text:style-name="_35_1"> </text:span><text:span text:style-name="_31_8">n</text:span><text:span text:style-name="_33_2">o</text:span><text:span text:style-name="_35_9">t</text:span><text:span text:style-name="_31_"> </text:span><text:span text:style-name="_35_0">b</text:span><text:span text:style-name="_37_5">e</text:span><text:span text:style-name="_31_"> </text:span><text:span text:style-name="_34_7">c</text:span><text:span text:style-name="_36_8">h</text:span><text:span text:style-name="_31_5">a</text:span><text:span text:style-name="_34_0">n</text:span><text:span text:style-name="_36_2">g</text:span><text:span text:style-name="_32_4">e</text:span><text:span text:style-name="_34_4">d</text:span><text:span text:style-name="_35_1"> </text:span><text:span text:style-name="_32_4">f</text:span><text:span text:style-name="_33_2">o</text:span><text:span text:style-name="_36_5">r</text:span><text:span text:style-name="_31_"> </text:span><text:span text:style-name="_33_5">l</text:span><text:span text:style-name="_35_9">i</text:span><text:span text:style-name="_31_9">g</text:span><text:span text:style-name="_33_4">h</text:span><text:span text:style-name="_36_0">t</text:span><text:span text:style-name="_31_"> </text:span><text:span text:style-name="_34_8">a</text:span><text:span text:style-name="_35_9">n</text:span><text:span text:style-name="_31_9">d</text:span><text:span text:style-name="_32_6"> </text:span><text:span text:style-name="_36_8">t</text:span><text:span text:style-name="_31_9">r</text:span><text:span text:style-name="_33_4">a</text:span><text:span text:style-name="_35_8">n</text:span><text:span text:style-name="_31_3">s</text:span><text:span text:style-name="_34_8">i</text:span><text:span text:style-name="_37_2">e</text:span><text:span text:style-name="_31_3">n</text:span><text:span text:style-name="_34_5">t</text:span><text:span text:style-name="_35_1"> </text:span><text:span text:style-name="_31_3">c</text:span><text:span text:style-name="_34_2">a</text:span><text:span text:style-name="_36_8">u</text:span><text:span text:style-name="_39_">s</text:span><text:span text:style-name="_34_7">e</text:span><text:span text:style-name="_36_2">s</text:span><text:span text:style-name="_31_0">;</text:span><text:span text:style-name="_32_6"> </text:span><text:span text:style-name="_36_2">a</text:span><text:span text:style-name="_32_2">n</text:span><text:span text:style-name="_34_4">d</text:span><text:span text:style-name="_35_1"> </text:span><text:span text:style-name="_31_8">a</text:span><text:span text:style-name="_35_0">c</text:span><text:span text:style-name="_37_4">c</text:span><text:span text:style-name="_32_5">o</text:span><text:span text:style-name="_34_8">r</text:span><text:span text:style-name="_36_9">d</text:span><text:span text:style-name="_31_9">i</text:span><text:span text:style-name="_34_8">n</text:span><text:span text:style-name="_37_5">g</text:span><text:span text:style-name="_37_">l</text:span><text:span text:style-name="_35_0">y</text:span><text:span text:style-name="_35_1"> </text:span><text:span text:style-name="_32_0">a</text:span><text:span text:style-name="_34_3">l</text:span><text:span text:style-name="_35_7">l</text:span><text:span text:style-name="_31_"> </text:span><text:span text:style-name="_34_5">e</text:span><text:span text:style-name="_35_9">x</text:span><text:span text:style-name="_32_5">p</text:span><text:span text:style-name="_34_7">e</text:span><text:span text:style-name="_36_4">r</text:span><text:span text:style-name="_37_">i</text:span><text:span text:style-name="_33_5">e</text:span><text:span text:style-name="_36_9">n</text:span><text:span text:style-name="_32_4">c</text:span><text:span text:style-name="_33_5">e</text:span><text:span text:style-name="_35_1"> </text:span><text:span text:style-name="_32_0">h</text:span><text:span text:style-name="_33_4">a</text:span><text:span text:style-name="_36_9">t</text:span><text:span text:style-name="_32_2">h</text:span><text:span text:style-name="_32_6"> </text:span><text:span text:style-name="_36_4">s</text:span><text:span text:style-name="_31_2">h</text:span><text:span text:style-name="_34_3">e</text:span><text:span text:style-name="_37_3">w</text:span><text:span text:style-name="_31_8">n</text:span><text:span text:style-name="_34_9">,</text:span><text:span text:style-name="_35_1"> </text:span><text:span text:style-name="_38_">t</text:span><text:span text:style-name="_33_9">h</text:span><text:span text:style-name="_36_8">a</text:span><text:span text:style-name="_31_0">t</text:span><text:span text:style-name="_32_6"> </text:span><text:span text:style-name="_37_3">m</text:span><text:span text:style-name="_32_5">a</text:span><text:span text:style-name="_34_8">n</text:span><text:span text:style-name="_37_4">k</text:span><text:span text:style-name="_31_3">i</text:span><text:span text:style-name="_34_4">n</text:span><text:span text:style-name="_35_8">d</text:span><text:span text:style-name="_31_"> </text:span><text:span text:style-name="_34_4">a</text:span><text:span text:style-name="_37_3">r</text:span><text:span text:style-name="_37_">e</text:span><text:span text:style-name="_32_6"> </text:span><text:span text:style-name="_35_7">m</text:span><text:span text:style-name="_39_">o</text:span><text:span text:style-name="_34_4">r</text:span><text:span text:style-name="_37_0">e</text:span><text:span text:style-name="_31_"> </text:span><text:span text:style-name="_34_3">d</text:span><text:span text:style-name="_37_0">i</text:span><text:span text:style-name="_32_3">s</text:span><text:span text:style-name="_34_0">p</text:span><text:span text:style-name="_36_4">o</text:span><text:span text:style-name="_31_0">s</text:span><text:span text:style-name="_34_5">e</text:span><text:span text:style-name="_36_7">d</text:span><text:span text:style-name="_31_"> </text:span><text:span text:style-name="_34_3">t</text:span><text:span text:style-name="_36_2">o</text:span><text:span text:style-name="_31_"> </text:span><text:span text:style-name="_35_0">s</text:span><text:span text:style-name="_37_4">u</text:span><text:span text:style-name="_31_5">f</text:span><text:span text:style-name="_34_0">f</text:span><text:span text:style-name="_35_8">e</text:span><text:span text:style-name="_38_">r</text:span><text:span text:style-name="_34_3">,</text:span><text:span text:style-name="_35_1"> </text:span><text:span text:style-name="_31_5">w</text:span><text:span text:style-name="_33_5">h</text:span><text:span text:style-name="_36_8">i</text:span><text:span text:style-name="_37_">l</text:span><text:span text:style-name="_33_3">e</text:span><text:span text:style-name="_35_1"> </text:span><text:span text:style-name="_31_2">e</text:span><text:span text:style-name="_33_7">v</text:span><text:span text:style-name="_37_4">i</text:span><text:span text:style-name="_31_9">l</text:span><text:span text:style-name="_34_5">s</text:span><text:span text:style-name="_35_1"> </text:span><text:span text:style-name="_32_2">a</text:span><text:span text:style-name="_35_0">r</text:span><text:span text:style-name="_37_0">e</text:span><text:span text:style-name="_31_"> </text:span><text:span text:style-name="_34_3">s</text:span><text:span text:style-name="_36_8">u</text:span><text:span text:style-name="_32_4">f</text:span><text:span text:style-name="_33_8">f</text:span><text:span text:style-name="_36_3">e</text:span><text:span text:style-name="_31_8">r</text:span><text:span text:style-name="_33_7">a</text:span><text:span text:style-name="_36_7">b</text:span><text:span text:style-name="_31_2">l</text:span><text:span text:style-name="_34_7">e</text:span><text:span text:style-name="_36_4">,</text:span><text:span text:style-name="_31_"> </text:span><text:span text:style-name="_34_3">t</text:span><text:span text:style-name="_37_5">h</text:span><text:span text:style-name="_32_5">a</text:span><text:span text:style-name="_33_9">n</text:span><text:span text:style-name="_35_1"> </text:span><text:span text:style-name="_32_0">t</text:span><text:span text:style-name="_33_8">o</text:span><text:span text:style-name="_35_1"> </text:span><text:span text:style-name="_32_3">r</text:span><text:span text:style-name="_33_3">i</text:span><text:span text:style-name="_36_9">g</text:span><text:span text:style-name="_31_2">h</text:span><text:span text:style-name="_33_2">t</text:span><text:span text:style-name="_35_1"> </text:span><text:span text:style-name="_37_">t</text:span><text:span text:style-name="_34_4">h</text:span><text:span text:style-name="_36_9">e</text:span><text:span text:style-name="_31_4">m</text:span><text:span text:style-name="_34_3">s</text:span><text:span text:style-name="_35_8">e</text:span><text:span text:style-name="_31_9">l</text:span><text:span text:style-name="_33_8">v</text:span><text:span text:style-name="_37_4">e</text:span><text:span text:style-name="_31_9">s</text:span><text:span text:style-name="_32_6"> </text:span><text:span text:style-name="_36_5">b</text:span><text:span text:style-name="_31_8">y</text:span><text:span text:style-name="_32_6"> </text:span><text:span text:style-name="_36_4">a</text:span><text:span text:style-name="_37_">b</text:span><text:span text:style-name="_35_0">o</text:span><text:span text:style-name="_36_4">l</text:span><text:span text:style-name="_32_2">i</text:span><text:span text:style-name="_33_7">s</text:span><text:span text:style-name="_36_8">h</text:span><text:span text:style-name="_38_">i</text:span><text:span text:style-name="_35_0">n</text:span><text:span text:style-name="_36_7">g</text:span><text:span text:style-name="_31_"> </text:span><text:span text:style-name="_33_7">t</text:span><text:span text:style-name="_37_2">h</text:span><text:span text:style-name="_31_5">e</text:span><text:span text:style-name="_32_6"> </text:span><text:span text:style-name="_37_4">f</text:span><text:span text:style-name="_32_3">o</text:span><text:span text:style-name="_34_9">r</text:span><text:span text:style-name="_35_9">m</text:span><text:span text:style-name="_31_7">s</text:span><text:span text:style-name="_32_6"> </text:span><text:span text:style-name="_35_9">t</text:span><text:span text:style-name="_39_">o</text:span><text:span text:style-name="_32_6"> </text:span><text:span text:style-name="_36_0">w</text:span><text:span text:style-name="_32_4">h</text:span><text:span text:style-name="_34_9">i</text:span><text:span text:style-name="_35_8">c</text:span><text:span text:style-name="_31_0">h</text:span><text:span text:style-name="_32_6"> </text:span><text:span text:style-name="_36_2">t</text:span><text:span text:style-name="_31_0">h</text:span><text:span text:style-name="_34_7">e</text:span><text:span text:style-name="_35_8">y</text:span><text:span text:style-name="_31_"> </text:span><text:span text:style-name="_33_2">a</text:span><text:span text:style-name="_37_3">r</text:span><text:span text:style-name="_31_9">e</text:span><text:span text:style-name="_32_6"> </text:span><text:span text:style-name="_36_2">a</text:span><text:span text:style-name="_32_4">c</text:span><text:span text:style-name="_33_4">c</text:span><text:span text:style-name="_37_5">u</text:span><text:span text:style-name="_32_4">s</text:span><text:span text:style-name="_33_8">t</text:span><text:span text:style-name="_35_7">o</text:span><text:span text:style-name="_31_8">m</text:span><text:span text:style-name="_34_3">e</text:span><text:span text:style-name="_35_8">d</text:span><text:span text:style-name="_32_0">.</text:span><text:span text:style-name="_32_6"> </text:span><text:span text:style-name="_37_3">B</text:span><text:span text:style-name="_32_3">u</text:span><text:span text:style-name="_34_0">t</text:span><text:span text:style-name="_35_1"> </text:span><text:span text:style-name="_32_4">w</text:span><text:span text:style-name="_33_7">h</text:span><text:span text:style-name="_36_0">e</text:span><text:span text:style-name="_31_9">n</text:span><text:span text:style-name="_32_6"> </text:span><text:span text:style-name="_37_3">a</text:span><text:span text:style-name="_31_"> </text:span><text:span text:style-name="_33_2">l</text:span><text:span text:style-name="_35_7">o</text:span><text:span text:style-name="_39_">n</text:span><text:span text:style-name="_34_8">g</text:span><text:span text:style-name="_35_1"> </text:span><text:span text:style-name="_31_4">t</text:span><text:span text:style-name="_34_2">r</text:span><text:span text:style-name="_37_5">a</text:span><text:span text:style-name="_31_5">i</text:span><text:span text:style-name="_34_7">n</text:span><text:span text:style-name="_35_1"> </text:span><text:span text:style-name="_31_8">o</text:span><text:span text:style-name="_33_5">f</text:span><text:span text:style-name="_35_1"> </text:span><text:span text:style-name="_32_0">a</text:span><text:span text:style-name="_34_8">b</text:span><text:span text:style-name="_37_2">u</text:span><text:span text:style-name="_31_4">s</text:span><text:span text:style-name="_34_5">e</text:span><text:span text:style-name="_37_4">s</text:span><text:span text:style-name="_31_"> </text:span><text:span text:style-name="_34_3">a</text:span><text:span text:style-name="_36_9">n</text:span><text:span text:style-name="_31_3">d</text:span><text:span text:style-name="_32_6"> </text:span><text:span text:style-name="_37_4">u</text:span><text:span text:style-name="_32_5">s</text:span><text:span text:style-name="_33_5">u</text:span><text:span text:style-name="_35_8">r</text:span><text:span text:style-name="_31_4">p</text:span><text:span text:style-name="_33_9">a</text:span><text:span text:style-name="_37_2">t</text:span><text:span text:style-name="_32_5">i</text:span><text:span text:style-name="_34_4">o</text:span><text:span text:style-name="_36_2">n</text:span><text:span text:style-name="_31_8">s</text:span><text:span text:style-name="_34_0">,</text:span><text:span text:style-name="_35_1"> </text:span><text:span text:style-name="_38_">p</text:span><text:span text:style-name="_34_3">u</text:span><text:span text:style-name="_35_7">r</text:span><text:span text:style-name="_32_3">s</text:span><text:span text:style-name="_33_8">u</text:span><text:span text:style-name="_35_9">i</text:span><text:span text:style-name="_31_8">n</text:span><text:span text:style-name="_33_8">g</text:span><text:span text:style-name="_35_1"> </text:span><text:span text:style-name="_38_">i</text:span><text:span text:style-name="_34_5">n</text:span><text:span text:style-name="_36_7">v</text:span><text:span text:style-name="_31_7">a</text:span><text:span text:style-name="_33_5">r</text:span><text:span text:style-name="_36_7">i</text:span><text:span text:style-name="_31_9">a</text:span><text:span text:style-name="_33_9">b</text:span><text:span text:style-name="_37_2">l</text:span><text:span text:style-name="_32_4">y</text:span><text:span text:style-name="_32_6"> </text:span><text:span text:style-name="_36_7">t</text:span><text:span text:style-name="_31_2">h</text:span><text:span text:style-name="_34_3">e</text:span><text:span text:style-name="_35_1"> </text:span><text:span text:style-name="_31_4">s</text:span><text:span text:style-name="_34_8">a</text:span><text:span text:style-name="_36_5">m</text:span><text:span text:style-name="_37_">e</text:span><text:span text:style-name="_32_6"> </text:span><text:span text:style-name="_37_2">O</text:span><text:span text:style-name="_37_">b</text:span><text:span text:style-name="_34_9">j</text:span><text:span text:style-name="_35_9">e</text:span><text:span text:style-name="_31_0">c</text:span><text:span text:style-name="_33_5">t</text:span><text:span text:style-name="_35_1"> </text:span><text:span text:style-name="_32_0">e</text:span><text:span text:style-name="_34_7">v</text:span><text:span text:style-name="_36_2">i</text:span><text:span text:style-name="_32_0">n</text:span><text:span text:style-name="_34_8">c</text:span><text:span text:style-name="_37_4">e</text:span><text:span text:style-name="_32_5">s</text:span><text:span text:style-name="_32_6"> </text:span><text:span text:style-name="_36_4">a</text:span><text:span text:style-name="_31_"> </text:span><text:span text:style-name="_33_8">d</text:span><text:span text:style-name="_35_9">e</text:span><text:span text:style-name="_31_5">s</text:span><text:span text:style-name="_33_2">i</text:span><text:span text:style-name="_36_3">g</text:span><text:span text:style-name="_31_4">n</text:span><text:span text:style-name="_32_6"> </text:span><text:span text:style-name="_36_3">t</text:span><text:span text:style-name="_31_8">o</text:span><text:span text:style-name="_32_6"> </text:span><text:span text:style-name="_35_7">r</text:span><text:span text:style-name="_32_3">e</text:span><text:span text:style-name="_34_7">d</text:span><text:span text:style-name="_36_0">u</text:span><text:span text:style-name="_32_5">c</text:span><text:span text:style-name="_33_8">e</text:span><text:span text:style-name="_35_1"> </text:span><text:span text:style-name="_37_">t</text:span><text:span text:style-name="_33_9">h</text:span><text:span text:style-name="_36_9">e</text:span><text:span text:style-name="_31_7">m</text:span><text:span text:style-name="_32_6"> </text:span><text:span text:style-name="_37_2">u</text:span><text:span text:style-name="_39_">n</text:span><text:span text:style-name="_33_4">d</text:span><text:span text:style-name="_36_8">e</text:span><text:span text:style-name="_32_3">r</text:span><text:span text:style-name="_32_6"> </text:span><text:span text:style-name="_35_8">a</text:span><text:span text:style-name="_32_5">b</text:span><text:span text:style-name="_35_0">s</text:span><text:span text:style-name="_36_8">o</text:span><text:span text:style-name="_31_2">l</text:span><text:span text:style-name="_33_9">u</text:span><text:span text:style-name="_36_0">t</text:span><text:span text:style-name="_31_9">e</text:span><text:span text:style-name="_32_6"> </text:span><text:span text:style-name="_37_2">D</text:span><text:span text:style-name="_31_7">e</text:span><text:span text:style-name="_34_2">s</text:span><text:span text:style-name="_37_5">p</text:span><text:span text:style-name="_32_4">o</text:span><text:span text:style-name="_34_7">t</text:span><text:span text:style-name="_36_7">i</text:span><text:span text:style-name="_31_0">s</text:span><text:span text:style-name="_34_3">m</text:span><text:span text:style-name="_36_4">,</text:span><text:span text:style-name="_31_"> </text:span><text:span text:style-name="_33_2">i</text:span><text:span text:style-name="_35_8">t</text:span><text:span text:style-name="_31_"> </text:span><text:span text:style-name="_35_0">i</text:span><text:span text:style-name="_36_2">s</text:span><text:span text:style-name="_31_"> </text:span><text:span text:style-name="_35_0">t</text:span><text:span text:style-name="_37_4">h</text:span><text:span text:style-name="_31_7">e</text:span><text:span text:style-name="_33_4">i</text:span><text:span text:style-name="_36_5">r</text:span><text:span text:style-name="_31_"> </text:span><text:span text:style-name="_33_5">r</text:span><text:span text:style-name="_36_0">i</text:span><text:span text:style-name="_37_">g</text:span><text:span text:style-name="_34_2">h</text:span><text:span text:style-name="_35_7">t</text:span><text:span text:style-name="_31_8">,</text:span><text:span text:style-name="_32_6"> </text:span><text:span text:style-name="_36_5">i</text:span><text:span text:style-name="_31_8">t</text:span><text:span text:style-name="_32_6"> </text:span><text:span text:style-name="_37_2">i</text:span><text:span text:style-name="_38_">s</text:span><text:span text:style-name="_32_6"> </text:span><text:span text:style-name="_37_2">t</text:span><text:span text:style-name="_32_2">h</text:span><text:span text:style-name="_34_2">e</text:span><text:span text:style-name="_37_2">i</text:span><text:span text:style-name="_31_3">r</text:span><text:span text:style-name="_32_6"> </text:span><text:span text:style-name="_35_8">d</text:span><text:span text:style-name="_31_3">u</text:span><text:span text:style-name="_34_4">t</text:span><text:span text:style-name="_37_3">y</text:span><text:span text:style-name="_32_0">,</text:span><text:span text:style-name="_32_6"> </text:span><text:span text:style-name="_36_7">t</text:span><text:span text:style-name="_31_5">o</text:span><text:span text:style-name="_32_6"> </text:span><text:span text:style-name="_35_9">t</text:span><text:span text:style-name="_32_2">h</text:span><text:span text:style-name="_33_3">r</text:span><text:span text:style-name="_36_4">o</text:span><text:span text:style-name="_38_">w</text:span><text:span text:style-name="_32_6"> </text:span><text:span text:style-name="_36_5">o</text:span><text:span text:style-name="_31_8">f</text:span><text:span text:style-name="_34_4">f</text:span><text:span text:style-name="_35_1"> </text:span><text:span text:style-name="_32_0">s</text:span><text:span text:style-name="_33_8">u</text:span><text:span text:style-name="_36_0">c</text:span><text:span text:style-name="_32_2">h</text:span><text:span text:style-name="_32_6"> </text:span><text:span text:style-name="_36_3">G</text:span><text:span text:style-name="_31_4">o</text:span><text:span text:style-name="_33_3">v</text:span><text:span text:style-name="_37_0">e</text:span><text:span text:style-name="_31_5">r</text:span><text:span text:style-name="_33_5">n</text:span><text:span text:style-name="_36_3">m</text:span><text:span text:style-name="_39_">e</text:span><text:span text:style-name="_34_3">n</text:span><text:span text:style-name="_37_4">t</text:span><text:span text:style-name="_37_">,</text:span><text:span text:style-name="_32_6"> </text:span><text:span text:style-name="_36_3">a</text:span><text:span text:style-name="_37_">n</text:span><text:span text:style-name="_33_2">d</text:span><text:span text:style-name="_35_1"> </text:span><text:span text:style-name="_31_3">t</text:span><text:span text:style-name="_34_8">o</text:span><text:span text:style-name="_35_1"> </text:span><text:span text:style-name="_32_0">p</text:span><text:span text:style-name="_33_3">r</text:span><text:span text:style-name="_37_2">o</text:span><text:span text:style-name="_31_5">v</text:span><text:span text:style-name="_33_5">i</text:span><text:span text:style-name="_36_3">d</text:span><text:span text:style-name="_31_3">e</text:span><text:span text:style-name="_32_6"> </text:span><text:span text:style-name="_37_2">n</text:span><text:span text:style-name="_31_9">e</text:span><text:span text:style-name="_33_2">w</text:span><text:span text:style-name="_35_1"> </text:span><text:span text:style-name="_32_2">G</text:span><text:span text:style-name="_33_9">u</text:span><text:span text:style-name="_37_4">a</text:span><text:span text:style-name="_37_">r</text:span><text:span text:style-name="_33_7">d</text:span><text:span text:style-name="_36_8">s</text:span><text:span text:style-name="_31_"> </text:span><text:span text:style-name="_34_2">f</text:span><text:span text:style-name="_35_9">o</text:span><text:span text:style-name="_37_">r</text:span><text:span text:style-name="_32_6"> </text:span><text:span text:style-name="_36_3">t</text:span><text:span text:style-name="_31_3">h</text:span><text:span text:style-name="_33_9">e</text:span><text:span text:style-name="_36_0">i</text:span><text:span text:style-name="_31_8">r</text:span><text:span text:style-name="_32_6"> </text:span><text:span text:style-name="_35_7">f</text:span><text:span text:style-name="_39_">u</text:span><text:span text:style-name="_34_2">t</text:span><text:span text:style-name="_35_9">u</text:span><text:span text:style-name="_32_0">r</text:span><text:span text:style-name="_33_9">e</text:span><text:span text:style-name="_35_1"> </text:span><text:span text:style-name="_31_2">s</text:span><text:span text:style-name="_34_5">e</text:span><text:span text:style-name="_36_7">c</text:span><text:span text:style-name="_39_">u</text:span><text:span text:style-name="_34_8">r</text:span><text:span text:style-name="_36_7">i</text:span><text:span text:style-name="_37_">t</text:span><text:span text:style-name="_33_9">y</text:span><text:span text:style-name="_37_3">.--</text:span><text:span text:style-name="_31_0">S</text:span><text:span text:style-name="_33_9">u</text:span><text:span text:style-name="_36_8">c</text:span><text:span text:style-name="_32_5">h</text:span><text:span text:style-name="_32_6"> </text:span><text:span text:style-name="_35_8">h</text:span><text:span text:style-name="_31_3">a</text:span><text:span text:style-name="_34_7">s</text:span><text:span text:style-name="_35_1"> </text:span><text:span text:style-name="_32_5">b</text:span><text:span text:style-name="_33_5">e</text:span><text:span text:style-name="_36_8">e</text:span><text:span text:style-name="_32_4">n</text:span><text:span text:style-name="_32_6"> </text:span><text:span text:style-name="_36_0">t</text:span><text:span text:style-name="_31_7">h</text:span><text:span text:style-name="_33_5">e</text:span><text:span text:style-name="_35_1"> </text:span><text:span text:style-name="_31_7">p</text:span><text:span text:style-name="_34_3">a</text:span><text:span text:style-name="_36_2">t</text:span><text:span text:style-name="_31_5">i</text:span><text:span text:style-name="_34_3">e</text:span><text:span text:style-name="_36_5">n</text:span><text:span text:style-name="_31_9">t</text:span><text:span text:style-name="_32_6"> </text:span><text:span text:style-name="_37_3">s</text:span><text:span text:style-name="_37_">u</text:span><text:span text:style-name="_34_7">f</text:span><text:span text:style-name="_35_7">f</text:span><text:span text:style-name="_31_8">e</text:span><text:span text:style-name="_35_0">r</text:span><text:span text:style-name="_36_4">a</text:span><text:span text:style-name="_32_2">n</text:span><text:span text:style-name="_34_0">c</text:span><text:span text:style-name="_36_3">e</text:span><text:span text:style-name="_31_"> </text:span><text:span text:style-name="_34_2">o</text:span><text:span text:style-name="_36_7">f</text:span><text:span text:style-name="_31_"> </text:span><text:span text:style-name="_34_2">t</text:span><text:span text:style-name="_36_2">h</text:span><text:span text:style-name="_32_5">e</text:span><text:span text:style-name="_33_8">s</text:span><text:span text:style-name="_36_8">e</text:span><text:span text:style-name="_31_"> </text:span><text:span text:style-name="_34_3">C</text:span><text:span text:style-name="_37_4">o</text:span><text:span text:style-name="_32_5">l</text:span><text:span text:style-name="_33_4">o</text:span><text:span text:style-name="_37_0">n</text:span><text:span text:style-name="_31_7">i</text:span><text:span text:style-name="_34_2">e</text:span><text:span text:style-name="_36_9">s</text:span><text:span text:style-name="_31_8">;</text:span><text:span text:style-name="_32_6"> </text:span><text:span text:style-name="_37_2">a</text:span><text:span text:style-name="_39_">n</text:span><text:span text:style-name="_34_7">d</text:span><text:span text:style-name="_35_1"> </text:span><text:span text:style-name="_32_2">s</text:span><text:span text:style-name="_34_3">u</text:span><text:span text:style-name="_35_7">c</text:span><text:span text:style-name="_31_0">h</text:span><text:span text:style-name="_32_6"> </text:span><text:span text:style-name="_36_0">i</text:span><text:span text:style-name="_31_4">s</text:span><text:span text:style-name="_32_6"> </text:span><text:span text:style-name="_36_9">n</text:span><text:span text:style-name="_38_">o</text:span><text:span text:style-name="_33_3">w</text:span><text:span text:style-name="_35_1"> </text:span><text:span text:style-name="_31_2">t</text:span><text:span text:style-name="_34_5">h</text:span><text:span text:style-name="_36_5">e</text:span><text:span text:style-name="_31_"> </text:span><text:span text:style-name="_34_9">n</text:span><text:span text:style-name="_35_9">e</text:span><text:span text:style-name="_31_0">c</text:span><text:span text:style-name="_34_4">e</text:span><text:span text:style-name="_36_3">s</text:span><text:span text:style-name="_31_5">s</text:span><text:span text:style-name="_34_9">i</text:span><text:span text:style-name="_37_3">t</text:span><text:span text:style-name="_31_3">y</text:span><text:span text:style-name="_32_6"> </text:span><text:span text:style-name="_37_3">w</text:span><text:span text:style-name="_31_9">h</text:span><text:span text:style-name="_33_9">i</text:span><text:span text:style-name="_35_8">c</text:span><text:span text:style-name="_38_">h</text:span><text:span text:style-name="_32_6"> </text:span><text:span text:style-name="_35_9">c</text:span><text:span text:style-name="_31_0">o</text:span><text:span text:style-name="_34_2">n</text:span><text:span text:style-name="_36_4">s</text:span><text:span text:style-name="_31_7">t</text:span><text:span text:style-name="_34_9">r</text:span><text:span text:style-name="_37_5">a</text:span><text:span text:style-name="_32_4">i</text:span><text:span text:style-name="_33_7">n</text:span><text:span text:style-name="_37_5">s</text:span><text:span text:style-name="_31_"> </text:span><text:span text:style-name="_35_0">t</text:span><text:span text:style-name="_35_7">h</text:span><text:span text:style-name="_32_0">e</text:span><text:span text:style-name="_33_3">m</text:span><text:span text:style-name="_35_1"> </text:span><text:span text:style-name="_31_2">t</text:span><text:span text:style-name="_33_9">o</text:span><text:span text:style-name="_35_1"> </text:span><text:span text:style-name="_32_3">a</text:span><text:span text:style-name="_34_3">l</text:span><text:span text:style-name="_36_8">t</text:span><text:span text:style-name="_38_">e</text:span><text:span text:style-name="_34_8">r</text:span><text:span text:style-name="_35_1"> </text:span><text:span text:style-name="_32_2">t</text:span><text:span text:style-name="_34_5">h</text:span><text:span text:style-name="_36_8">e</text:span><text:span text:style-name="_31_0">i</text:span><text:span text:style-name="_33_8">r</text:span><text:span text:style-name="_35_1"> </text:span><text:span text:style-name="_38_">f</text:span><text:span text:style-name="_33_7">o</text:span><text:span text:style-name="_36_9">r</text:span><text:span text:style-name="_31_5">m</text:span><text:span text:style-name="_33_9">e</text:span><text:span text:style-name="_36_8">r</text:span><text:span text:style-name="_31_"> </text:span><text:span text:style-name="_34_9">S</text:span><text:span text:style-name="_36_2">y</text:span><text:span text:style-name="_31_9">s</text:span><text:span text:style-name="_33_5">t</text:span><text:span text:style-name="_36_2">e</text:span><text:span text:style-name="_31_0">m</text:span><text:span text:style-name="_33_4">s</text:span><text:span text:style-name="_35_1"> </text:span><text:span text:style-name="_31_2">o</text:span><text:span text:style-name="_33_5">f</text:span><text:span text:style-name="_35_1"> </text:span><text:span text:style-name="_31_3">G</text:span><text:span text:style-name="_34_8">o</text:span><text:span text:style-name="_35_7">v</text:span><text:span text:style-name="_31_5">e</text:span><text:span text:style-name="_34_0">r</text:span><text:span text:style-name="_36_5">n</text:span><text:span text:style-name="_31_4">m</text:span><text:span text:style-name="_34_5">e</text:span><text:span text:style-name="_35_8">n</text:span><text:span text:style-name="_31_5">t</text:span><text:span text:style-name="_33_5">.</text:span><text:span text:style-name="_35_1"> </text:span><text:span text:style-name="_31_5">T</text:span><text:span text:style-name="_33_2">h</text:span><text:span text:style-name="_36_0">e</text:span><text:span text:style-name="_31_"> </text:span><text:span text:style-name="_34_9">h</text:span><text:span text:style-name="_37_4">i</text:span><text:span text:style-name="_31_2">s</text:span><text:span text:style-name="_33_9">t</text:span><text:span text:style-name="_37_5">o</text:span><text:span text:style-name="_32_5">r</text:span><text:span text:style-name="_34_2">y</text:span><text:span text:style-name="_35_1"> </text:span><text:span text:style-name="_31_3">o</text:span><text:span text:style-name="_34_9">f</text:span><text:span text:style-name="_35_1"> </text:span><text:span text:style-name="_31_5">t</text:span><text:span text:style-name="_33_7">h</text:span><text:span text:style-name="_35_9">e</text:span><text:span text:style-name="_31_"> </text:span><text:span text:style-name="_34_7">p</text:span><text:span text:style-name="_36_9">r</text:span><text:span text:style-name="_31_3">e</text:span><text:span text:style-name="_33_7">s</text:span><text:span text:style-name="_35_7">e</text:span><text:span text:style-name="_31_9">n</text:span><text:span text:style-name="_34_0">t</text:span><text:span text:style-name="_35_1"> </text:span><text:span text:style-name="_32_0">K</text:span><text:span text:style-name="_34_5">i</text:span><text:span text:style-name="_36_9">n</text:span><text:span text:style-name="_32_3">g</text:span><text:span text:style-name="_32_6"> </text:span><text:span text:style-name="_37_3">o</text:span><text:span text:style-name="_31_7">f</text:span><text:span text:style-name="_32_6"> </text:span><text:span text:style-name="_37_5">G</text:span><text:span text:style-name="_31_0">r</text:span><text:span text:style-name="_33_2">e</text:span><text:span text:style-name="_36_2">a</text:span><text:span text:style-name="_31_2">t</text:span><text:span text:style-name="_32_6"> </text:span><text:span text:style-name="_35_9">B</text:span><text:span text:style-name="_37_">r</text:span><text:span text:style-name="_33_5">i</text:span><text:span text:style-name="_37_3">t</text:span><text:span text:style-name="_38_">a</text:span><text:span text:style-name="_34_9">i</text:span><text:span text:style-name="_37_2">n</text:span><text:span text:style-name="_31_"> </text:span><text:span text:style-name="_33_4">i</text:span><text:span text:style-name="_37_2">s</text:span><text:span text:style-name="_31_"> </text:span><text:span text:style-name="_33_9">a</text:span><text:span text:style-name="_35_1"> </text:span><text:span text:style-name="_31_3">h</text:span><text:span text:style-name="_33_2">i</text:span><text:span text:style-name="_36_4">s</text:span><text:span text:style-name="_39_">t</text:span><text:span text:style-name="_33_8">o</text:span><text:span text:style-name="_37_0">r</text:span><text:span text:style-name="_31_0">y</text:span><text:span text:style-name="_32_6"> </text:span><text:span text:style-name="_35_7">o</text:span><text:span text:style-name="_31_2">f</text:span><text:span text:style-name="_32_6"> </text:span><text:span text:style-name="_37_0">r</text:span><text:span text:style-name="_31_5">e</text:span><text:span text:style-name="_33_5">p</text:span><text:span text:style-name="_36_3">e</text:span><text:span text:style-name="_31_0">a</text:span><text:span text:style-name="_34_9">t</text:span><text:span text:style-name="_36_0">e</text:span><text:span text:style-name="_31_0">d</text:span><text:span text:style-name="_32_6"> </text:span><text:span text:style-name="_36_0">i</text:span><text:span text:style-name="_31_0">n</text:span><text:span text:style-name="_33_9">j</text:span><text:span text:style-name="_36_5">u</text:span><text:span text:style-name="_37_">r</text:span><text:span text:style-name="_35_0">i</text:span><text:span text:style-name="_37_0">e</text:span><text:span text:style-name="_31_9">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2:19.38</meta:creation-date>
    <dc:title>Haathi</dc:title>
    <meta:editing-duration>PT1M11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5" meta:word-count="333" meta:character-count="1996"/>
    <dc:date>2016-02-24T19:13:30.42</dc:date>
    <meta:template xlink:type="simple" xlink:actuate="onRequest" xlink:title="Haathi" xlink:href="file:///C:/Users/kwa/AppData/Roaming/OpenOffice/4/user/template/Haathi.ott" meta:date="2016-02-24T19:12:19.01"/>
  </office:meta>
</office:document-meta>
</file>